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729fc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2" style:family="graphic" style:parent-style-name="standard">
      <style:graphic-properties svg:stroke-width="0.051cm" svg:stroke-color="#c5000b" draw:marker-start-width="0.355cm" draw:marker-end-width="0.355cm" draw:fill-color="#c5000b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3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c5000b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8cm" fo:min-width="0cm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color="#000000" fo:font-size="24pt" style:font-size-asian="24pt" style:font-size-complex="24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62cm" svg:height="1.868cm" svg:x="8.324cm" svg:y="1.8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062cm" svg:height="1.868cm" svg:x="13.326cm" svg:y="9.004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062cm" svg:height="1.868cm" svg:x="8.211cm" svg:y="11.5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2.062cm" svg:height="1.868cm" svg:x="3.083cm" svg:y="4.48cm">
          <text:p text:style-name="P1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.386cm" svg:y1="2.736cm" svg:x2="14.357cm" svg:y2="9.004cm" draw:start-shape="id1" draw:start-glue-point="10" draw:end-shape="id2" draw:end-glue-point="4" svg:d="M10386 2736c2648 0 3971 2089 3971 6268" svg:viewBox="0 0 3972 6269">
          <text:p/>
        </draw:connector>
        <draw:connector draw:style-name="gr4" draw:text-style-name="P1" draw:layer="layout" draw:type="curve" svg:x1="8.324cm" svg:y1="2.736cm" svg:x2="4.114cm" svg:y2="4.48cm" draw:start-shape="id1" draw:start-glue-point="6" draw:end-shape="id3" draw:end-glue-point="4" svg:d="M8324 2736c-2807 0-4210 581-4210 1744" svg:viewBox="0 0 4211 1745">
          <text:p/>
        </draw:connector>
        <draw:connector draw:style-name="gr3" draw:text-style-name="P1" draw:layer="layout" draw:type="curve" svg:x1="4.114cm" svg:y1="6.348cm" svg:x2="8.211cm" svg:y2="12.434cm" draw:start-shape="id3" draw:start-glue-point="8" draw:end-shape="id4" draw:end-glue-point="6" svg:d="M4114 6348c0 4058 1365 6086 4097 6086" svg:viewBox="0 0 4098 6087">
          <text:p/>
        </draw:connector>
        <draw:connector draw:style-name="gr3" draw:text-style-name="P1" draw:layer="layout" draw:type="curve" svg:x1="10.273cm" svg:y1="12.434cm" svg:x2="14.357cm" svg:y2="10.872cm" draw:start-shape="id4" draw:start-glue-point="10" draw:end-shape="id2" draw:end-glue-point="8" svg:d="M10273 12434c2723 0 4084-520 4084-1562" svg:viewBox="0 0 4085 1563">
          <text:p/>
        </draw:connector>
        <draw:frame draw:style-name="gr5" draw:text-style-name="P4" draw:layer="layout" svg:width="0.972cm" svg:height="1.204cm" svg:x="13.946cm" svg:y="4.908cm">
          <draw:text-box>
            <text:p><text:span text:style-name="T1">4</text:span></text:p>
          </draw:text-box>
        </draw:frame>
        <draw:frame draw:style-name="gr6" draw:text-style-name="P4" draw:layer="layout" svg:width="0.972cm" svg:height="1.204cm" svg:x="12.419cm" svg:y="12.234cm">
          <draw:text-box>
            <text:p><text:span text:style-name="T1">8</text:span></text:p>
          </draw:text-box>
        </draw:frame>
        <draw:frame draw:style-name="gr6" draw:text-style-name="P4" draw:layer="layout" svg:width="0.972cm" svg:height="1.204cm" svg:x="3.592cm" svg:y="9.406cm">
          <draw:text-box>
            <text:p><text:span text:style-name="T1">8</text:span></text:p>
          </draw:text-box>
        </draw:frame>
        <draw:frame draw:style-name="gr5" draw:text-style-name="P4" draw:layer="layout" svg:width="0.972cm" svg:height="1.204cm" svg:x="5.365cm" svg:y="1.841cm">
          <draw:text-box>
            <text:p><text:span text:style-name="T1">4</text:span></text:p>
          </draw:text-box>
        </draw:frame>
        <draw:frame draw:style-name="gr7" draw:text-style-name="P1" draw:layer="layout" svg:width="3.601cm" svg:height="1.173cm" svg:x="4.255cm" svg:y="14.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1" draw:layer="layout" svg:width="3.541cm" svg:height="1.177cm" svg:x="10.755cm" svg:y="14.97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0.853cm" svg:height="0.962cm" svg:x="8.946cm" svg:y="0.965cm">
          <draw:text-box>
            <text:p>a</text:p>
          </draw:text-box>
        </draw:frame>
        <draw:frame draw:style-name="gr5" draw:layer="layout" svg:width="0.82cm" svg:height="0.962cm" svg:x="15.288cm" svg:y="9.436cm">
          <draw:text-box>
            <text:p>c</text:p>
          </draw:text-box>
        </draw:frame>
        <draw:frame draw:style-name="gr5" draw:layer="layout" svg:width="0.853cm" svg:height="0.962cm" svg:x="8.788cm" svg:y="13.336cm">
          <draw:text-box>
            <text:p>d</text:p>
          </draw:text-box>
        </draw:frame>
        <draw:frame draw:style-name="gr5" draw:layer="layout" svg:width="0.68cm" svg:height="0.962cm" svg:x="2.23cm" svg:y="4.853cm">
          <draw:text-box>
            <text:p>f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33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2T10:52:18.704919396</meta:creation-date>
    <dc:date>2016-08-31T18:33:09.374898062</dc:date>
    <dc:creator>elucterio </dc:creator>
    <meta:editing-duration>PT8M21S</meta:editing-duration>
    <meta:editing-cycles>14</meta:editing-cycles>
    <meta:generator>LibreOffice/4.2.8.2$Linux_X86_64 LibreOffice_project/420m0$Build-2</meta:generator>
    <meta:document-statistic meta:object-count="18"/>
  </office:meta>
</office:document-meta>
</file>

<file path=Object 1/content.xml><?xml version="1.0" encoding="utf-8"?>
<math xmlns="http://www.w3.org/1998/Math/MathML" display="block">
  <semantics>
    <mrow>
      <mrow>
        <mo stretchy="false">∑</mo>
        <msub>
          <mi>p</mi>
          <mi>i</mi>
        </msub>
      </mrow>
      <mo stretchy="false">=</mo>
      <mn>26</mn>
    </mrow>
    <annotation encoding="StarMath 5.0">sum p_i = 26 </annotation>
  </semantics>
</math>
</file>

<file path=Object 2/content.xml><?xml version="1.0" encoding="utf-8"?>
<math xmlns="http://www.w3.org/1998/Math/MathML" display="block">
  <semantics>
    <mrow>
      <mrow>
        <mo stretchy="false">∑</mo>
        <msub>
          <mi>q</mi>
          <mi>i</mi>
        </msub>
      </mrow>
      <mo stretchy="false">=</mo>
      <mn>24</mn>
    </mrow>
    <annotation encoding="StarMath 5.0">sum q_i = 24 </annotation>
  </semantics>
</math>
</file>